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FontAwesome" svg:font-family="FontAwesome" style:font-pitch="variable"/>
    <style:font-face style:name="KacstOffice" svg:font-family="KacstOffice" style:font-pitch="variable"/>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KacstOffice" fo:font-size="18pt" officeooo:rsid="00136be1" officeooo:paragraph-rsid="00136be1" style:font-size-asian="15.75pt" style:font-size-complex="18pt"/>
    </style:style>
    <style:style style:name="P2" style:family="paragraph" style:parent-style-name="Standard">
      <style:paragraph-properties fo:text-align="end" style:justify-single-word="false"/>
      <style:text-properties style:font-name="KacstOffice" fo:font-size="18pt" officeooo:rsid="00136be1" officeooo:paragraph-rsid="00136be1" style:font-size-asian="15.75pt" style:font-size-complex="18pt"/>
    </style:style>
    <style:style style:name="P3" style:family="paragraph" style:parent-style-name="Standard">
      <style:paragraph-properties fo:text-align="end" style:justify-single-word="false"/>
      <style:text-properties style:font-name="KacstOffice" fo:font-size="12pt" officeooo:rsid="00136be1" officeooo:paragraph-rsid="00136be1" style:font-size-asian="12pt" style:font-name-complex="Vazir" style:font-size-complex="12pt"/>
    </style:style>
    <style:style style:name="P4" style:family="paragraph" style:parent-style-name="Standard">
      <style:paragraph-properties fo:text-align="end" style:justify-single-word="false" style:writing-mode="rl-tb"/>
      <style:text-properties style:font-name="KacstOffice" fo:font-size="12pt" officeooo:rsid="00136be1" officeooo:paragraph-rsid="00136be1" style:font-size-asian="12pt" style:font-name-complex="Vazir" style:font-size-complex="12pt"/>
    </style:style>
    <style:style style:name="P5" style:family="paragraph" style:parent-style-name="Standard">
      <style:paragraph-properties fo:text-align="end" style:justify-single-word="false" style:writing-mode="rl-tb"/>
      <style:text-properties style:font-name="KacstOffice" fo:font-size="12pt" fo:font-weight="bold" officeooo:rsid="00136be1" officeooo:paragraph-rsid="00136be1" style:font-size-asian="12pt" style:font-weight-asian="bold" style:font-name-complex="Vazir" style:font-size-complex="12pt" style:font-weight-complex="bold"/>
    </style:style>
    <style:style style:name="P6" style:family="paragraph" style:parent-style-name="Standard">
      <style:paragraph-properties fo:text-align="end" style:justify-single-word="false" style:writing-mode="rl-tb"/>
      <style:text-properties style:font-name="KacstOffice" fo:font-size="12pt" fo:font-weight="normal" officeooo:rsid="00136be1" officeooo:paragraph-rsid="00136be1" style:font-size-asian="12pt" style:font-weight-asian="normal" style:font-name-complex="Vazir" style:font-size-complex="12pt" style:font-weight-complex="normal"/>
    </style:style>
    <style:style style:name="P7" style:family="paragraph" style:parent-style-name="Standard">
      <style:paragraph-properties fo:text-align="end" style:justify-single-word="false" style:writing-mode="rl-tb"/>
      <style:text-properties style:font-name="KacstOffice" fo:font-size="12pt" fo:font-weight="normal" officeooo:rsid="00136be1" officeooo:paragraph-rsid="00138bb9" style:font-size-asian="12pt" style:font-weight-asian="normal" style:font-name-complex="Vazir" style:font-size-complex="12pt" style:font-weight-complex="normal"/>
    </style:style>
    <style:style style:name="P8" style:family="paragraph" style:parent-style-name="Standard">
      <style:paragraph-properties fo:text-align="end" style:justify-single-word="false" style:writing-mode="rl-tb"/>
      <style:text-properties style:font-name="KacstOffice" fo:font-size="12pt" fo:font-weight="normal" officeooo:rsid="00138bb9" officeooo:paragraph-rsid="00138bb9" style:font-size-asian="12pt" style:font-weight-asian="normal" style:font-name-complex="Vazir" style:font-size-complex="12pt" style:font-weight-complex="normal"/>
    </style:style>
    <style:style style:name="P9" style:family="paragraph" style:parent-style-name="Standard">
      <style:paragraph-properties fo:text-align="end" style:justify-single-word="false" style:writing-mode="rl-tb"/>
      <style:text-properties style:font-name="KacstOffice" fo:font-size="12pt" fo:font-weight="normal" officeooo:rsid="00156488" officeooo:paragraph-rsid="00156488" style:font-size-asian="12pt" style:font-weight-asian="normal" style:font-name-complex="Vazir" style:font-size-complex="12pt" style:font-weight-complex="normal"/>
    </style:style>
    <style:style style:name="P10" style:family="paragraph" style:parent-style-name="Standard">
      <style:paragraph-properties fo:text-align="end"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1" style:family="paragraph" style:parent-style-name="Standard">
      <style:paragraph-properties fo:text-align="end" style:justify-single-word="false" style:writing-mode="rl-tb"/>
      <style:text-properties style:font-name="KacstOffice" fo:font-size="12pt" fo:font-weight="normal" officeooo:rsid="00156488" officeooo:paragraph-rsid="0015fe46" style:font-size-asian="10.5pt" style:font-weight-asian="normal" style:font-name-complex="Vazir" style:font-size-complex="12pt" style:font-weight-complex="normal"/>
    </style:style>
    <style:style style:name="P12" style:family="paragraph" style:parent-style-name="Standard">
      <style:paragraph-properties fo:text-align="start"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3" style:family="paragraph" style:parent-style-name="Standard">
      <style:paragraph-properties fo:text-align="start" style:justify-single-word="false" style:writing-mode="rl-tb"/>
      <style:text-properties style:font-name="KacstOffice" fo:font-size="12pt" fo:font-weight="normal" officeooo:rsid="00156488" officeooo:paragraph-rsid="00176251" style:font-size-asian="10.5pt" style:font-weight-asian="normal" style:font-name-complex="Vazir" style:font-size-complex="12pt" style:font-weight-complex="normal"/>
    </style:style>
    <style:style style:name="P14" style:family="paragraph" style:parent-style-name="Standard">
      <style:paragraph-properties fo:text-align="start" style:justify-single-word="false" style:writing-mode="rl-tb"/>
      <style:text-properties style:font-name="Liberation Mono" fo:font-size="16pt" fo:font-weight="normal" officeooo:rsid="00156488" officeooo:paragraph-rsid="00156488" style:font-size-asian="16pt" style:font-weight-asian="normal" style:font-name-complex="Vazir" style:font-size-complex="16pt" style:font-weight-complex="normal"/>
    </style:style>
    <style:style style:name="P15" style:family="paragraph" style:parent-style-name="Standard">
      <style:paragraph-properties fo:text-align="start" style:justify-single-word="false" style:writing-mode="rl-tb"/>
      <style:text-properties style:font-name="Liberation Mono" fo:font-size="16pt" fo:font-weight="normal" officeooo:rsid="00136be1" officeooo:paragraph-rsid="00136be1" style:font-size-asian="16pt" style:font-weight-asian="normal" style:font-name-complex="Vazir" style:font-size-complex="16pt" style:font-weight-complex="normal"/>
    </style:style>
    <style:style style:name="P16" style:family="paragraph" style:parent-style-name="Preformatted_20_Text">
      <style:paragraph-properties fo:text-align="start"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7" style:family="paragraph" style:parent-style-name="Preformatted_20_Text">
      <style:paragraph-properties fo:text-align="start" style:justify-single-word="false" style:writing-mode="rl-tb"/>
      <style:text-properties fo:font-size="12pt" officeooo:paragraph-rsid="00156488" style:font-size-asian="10.5pt" style:font-size-complex="12pt"/>
    </style:style>
    <style:style style:name="P18" style:family="paragraph" style:parent-style-name="Standard">
      <style:paragraph-properties fo:text-align="end"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9" style:family="paragraph" style:parent-style-name="Standard">
      <style:paragraph-properties fo:text-align="end" style:justify-single-word="false" style:writing-mode="rl-tb"/>
      <style:text-properties style:font-name="KacstOffice" fo:font-size="12pt" fo:font-weight="normal" officeooo:rsid="00156488" officeooo:paragraph-rsid="0018543e" style:font-size-asian="10.5pt" style:font-weight-asian="normal" style:font-name-complex="Vazir" style:font-size-complex="12pt" style:font-weight-complex="normal"/>
    </style:style>
    <style:style style:name="P20" style:family="paragraph" style:parent-style-name="Standard">
      <style:paragraph-properties fo:text-align="end" style:justify-single-word="false" style:writing-mode="rl-tb"/>
      <style:text-properties style:font-name="KacstOffice" fo:font-size="12pt" fo:font-weight="normal" officeooo:rsid="00156488" officeooo:paragraph-rsid="0019c2df" style:font-size-asian="10.5pt" style:font-weight-asian="normal" style:font-name-complex="Vazir" style:font-size-complex="12pt" style:font-weight-complex="normal"/>
    </style:style>
    <style:style style:name="T1" style:family="text">
      <style:text-properties officeooo:rsid="00138bb9"/>
    </style:style>
    <style:style style:name="T2" style:family="text">
      <style:text-properties officeooo:rsid="00156488"/>
    </style:style>
    <style:style style:name="T3" style:family="text">
      <style:text-properties fo:font-size="13pt" style:font-size-asian="13pt" style:font-size-complex="13pt"/>
    </style:style>
    <style:style style:name="T4" style:family="text">
      <style:text-properties fo:font-size="13pt" officeooo:rsid="0019c2df" style:font-size-asian="13pt" style:font-name-complex="Vazir" style:font-size-complex="13pt"/>
    </style:style>
    <style:style style:name="T5" style:family="text">
      <style:text-properties fo:font-size="13pt" officeooo:rsid="001b5653" style:font-size-asian="13pt" style:font-name-complex="Vazir" style:font-size-complex="13pt"/>
    </style:style>
    <style:style style:name="T6" style:family="text">
      <style:text-properties fo:font-size="13pt" fo:font-weight="normal" officeooo:rsid="00156488" style:font-size-asian="13pt" style:font-weight-asian="normal" style:font-size-complex="13pt" style:font-weight-complex="normal"/>
    </style:style>
    <style:style style:name="T7" style:family="text">
      <style:text-properties fo:font-size="14pt" style:font-size-asian="14pt" style:font-size-complex="14pt"/>
    </style:style>
    <style:style style:name="T8" style:family="text">
      <style:text-properties fo:font-size="14pt" officeooo:rsid="0015fe46" style:font-size-asian="14pt" style:font-name-complex="Vazir" style:font-size-complex="14pt"/>
    </style:style>
    <style:style style:name="T9" style:family="text">
      <style:text-properties style:font-size-asian="12pt" style:font-name-complex="Vazir"/>
    </style:style>
    <style:style style:name="T10" style:family="text">
      <style:text-properties officeooo:rsid="0015fe46" style:font-size-asian="12pt" style:font-name-complex="Vazir"/>
    </style:style>
    <style:style style:name="T11" style:family="text">
      <style:text-properties officeooo:rsid="00176251" style:font-size-asian="12pt" style:font-name-complex="Vazir"/>
    </style:style>
    <style:style style:name="T12" style:family="text">
      <style:text-properties officeooo:rsid="0018543e" style:font-size-asian="12pt" style:font-name-complex="Vazir"/>
    </style:style>
    <style:style style:name="T13" style:family="text">
      <style:text-properties officeooo:rsid="0019c2df" style:font-size-asian="12pt" style:font-name-complex="Vazir"/>
    </style:style>
    <style:style style:name="T14" style:family="text">
      <style:text-properties style:font-name="FontAwesome" officeooo:rsid="00176251" fo:background-color="#21409a" loext:char-shading-value="0" style:font-size-asian="12pt" style:font-name-complex="Vazi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خدا</text:p>
      <text:p text:style-name="P2"/>
      <text:p text:style-name="P3"><text:s/>گزارش پروژه درس سیستم عامل استاد ریاحی - </text:p>
      <text:p text:style-name="P4"><text:s/>- موضوع پروژه : الگوریتم مرتب سازی با تکنیک برنامه نویسی چند نخی (Multi-Threading)</text:p>
      <text:p text:style-name="P4"/>
      <text:p text:style-name="P4">در این پروژه از API استاندارد POSIX برای ایجاد و همزمانی نخ ها استفاده شده است.</text:p>
      <text:p text:style-name="P4">این API در سیستم عامل های تحت یونیکس مرسوم است</text:p>
      <text:p text:style-name="P4"/>
      <text:p text:style-name="P4">از زبان برنامه نویسی C در پیاده سازی این الگوریتم استفاده شده است. با اضافه کردن header file زیر میتوان از برنامه نویسی چند نخی در زبان C استفاده کرد.</text:p>
      <text:p text:style-name="P4"/>
      <text:p text:style-name="P15"><text:span text:style-name="T2">i</text:span>nclude pthread.h</text:p>
      <text:p text:style-name="P5"/>
      <text:p text:style-name="P5"/>
      <text:p text:style-name="P6"><text:s/>- شرح مسئله:</text:p>
      <text:p text:style-name="P7">دو آرایه <text:span text:style-name="T1">به طول یکسان (مثلا ۸)</text:span> در نظر میگیریم<text:span text:style-name="T1">، </text:span><text:s/>قرار است <text:span text:style-name="T1">اعداد</text:span> <text:span text:style-name="T1">آرایه اول را</text:span> به صورت صعودی مرتب کنیم. <text:span text:style-name="T1">اولین آرایه حاوی اعداد نا مرتب است و دومین آرایه <text:s/>بعد از اجرای الگوریتم حاوی اعداد مرتب شده آرایه اول است.</text:span></text:p>
      <text:p text:style-name="P6"/>
      <text:p text:style-name="P6"><text:s/>- الگوریتم مرتب سازی به شرح زیر است:</text:p>
      <text:p text:style-name="P8">روش حل این گونه هست که تعداد اعداد کوچکتر از عنصر انتخاب انتخاب شده از آرایه اول را محاسبه کرده، این عدد جایگاه عنصر انتخاب شده از آرایه اول را در آرایه دوم مشخص می کند. و به همین ترتیب برای سایر عناصر آرایه اول. <text:s text:c="2"/>در انتهای کار آرایه ای مرتب شده خواهیم داشت.</text:p>
      <text:p text:style-name="P6"/>
      <text:p text:style-name="P6">- <text:span text:style-name="T1">این روش امکان پیاده سازی با تکنیک چند نخی را فراهم می کند.</text:span></text:p>
      <text:p text:style-name="P6"/>
      <text:p text:style-name="P8">باید به اندازه ی طول آرایه نخ (Thread) ایجاد کنیم و هر کدام از این نخها وظیفه قرار دادن هر عنصر از آرایه ی اول را در آرایه دوم خواهند داشت.</text:p>
      <text:p text:style-name="P8"/>
      <text:p text:style-name="P9">برای تعریف کردن نخ میتوانیم از دستور</text:p>
      <text:p text:style-name="P14">pthread_t thread</text:p>
      <text:p text:style-name="P10">و همچنین برای ایجاد نخ از دستور</text:p>
      <text:p text:style-name="P10"/>
      <text:p text:style-name="P17"><text:span text:style-name="Source_20_Text"><text:span text:style-name="T6">,pthread_create(pthread_t *thread, </text:span></text:span><text:span text:style-name="T3">const pthread_attr_t *attr void * (*start_routine)(void *), void *arg)</text:span></text:p>
      <text:p text:style-name="P12"><text:span text:style-name="Source_20_Text"><text:span text:style-name="T7"/></text:span></text:p>
      <text:p text:style-name="P10"><text:span text:style-name="Source_20_Text"><text:span text:style-name="T9">استفاده </text:span></text:span><text:span text:style-name="Source_20_Text"><text:span text:style-name="T10">می کنیم.</text:span></text:span></text:p>
      <text:p text:style-name="P10"><text:span text:style-name="Source_20_Text"><text:span text:style-name="T10"/></text:span></text:p>
      <text:p text:style-name="P19"><text:span text:style-name="Source_20_Text"><text:span text:style-name="T12">حال به شرح کارایی هر کدام از این موارد می پردازیم:</text:span></text:span></text:p>
      <text:p text:style-name="P19"><text:span text:style-name="Source_20_Text"><text:span text:style-name="T12"/></text:span></text:p>
      <text:p text:style-name="P19"><text:soft-page-break/><text:span text:style-name="Source_20_Text"><text:span text:style-name="T12"><text:s text:c="2"/></text:span></text:span><text:span text:style-name="Source_20_Text"><text:span text:style-name="T13">۱ -</text:span></text:span><text:span text:style-name="Source_20_Text"><text:span text:style-name="T12"> ()pthread_create : این تابع یک نخ جدید ایجاد می کند.</text:span></text:span></text:p>
      <text:p text:style-name="P19"><text:span text:style-name="Source_20_Text"><text:span text:style-name="T12"><text:s/>۲ - <text:s/></text:span></text:span><text:span text:style-name="Source_20_Text"><text:span text:style-name="T3">pthread_t *thread : </text:span></text:span><text:span text:style-name="Source_20_Text"><text:span text:style-name="T4">اسم تردهای ایجاد شده را در اینجا می نویسیم.</text:span></text:span></text:p>
      <text:p text:style-name="P20"><text:span text:style-name="Source_20_Text"><text:span text:style-name="T4"><text:s/>۳- <text:s/>pthread_attr_t *attr : با مقدار دهی این پارامتر می توان برای نخ تولید شده ویژگی هایی را در نظر گرفت، اگر مقدار NULL داده شود ویژگی های پیش فرض برای نخ در نظر گرفته می شود.</text:span></text:span></text:p>
      <text:p text:style-name="P20"><text:span text:style-name="Source_20_Text"><text:span text:style-name="T4"><text:s/>۴- void * (*start_routine)(void *) : در اینجا اسم رویه ( تابع) قرار می گیرد.</text:span></text:span></text:p>
      <text:p text:style-name="P20"><text:span text:style-name="Source_20_Text"><text:span text:style-name="T4"><text:s/>۵- <text:s/>void *arg : </text:span></text:span><text:span text:style-name="Source_20_Text"><text:span text:style-name="T5">در اینجا آرگومان تابع قرار می گیرد و به تابع پاس داده می شود.</text:span></text:span></text:p>
      <text:p text:style-name="P10"><text:span text:style-name="Source_20_Text"><text:span text:style-name="T10"/></text:span></text:p>
      <text:p text:style-name="P10"><text:span text:style-name="Source_20_Text"><text:span text:style-name="T10"/></text:span></text:p>
      <text:p text:style-name="P11"><text:span text:style-name="Source_20_Text"><text:span text:style-name="T10">- دستور زیر هم برای برای در انتظار ماندن است تا زمانی که کلیه نخ ها تمام شوند.</text:span></text:span></text:p>
      <text:p text:style-name="P10"><text:span text:style-name="Source_20_Text"><text:span text:style-name="T10"/></text:span></text:p>
      <text:p text:style-name="P16"><text:span text:style-name="Source_20_Text"><text:span text:style-name="T8">pthread_join(pthread_t th, void **thread_return)</text:span></text:span></text:p>
      <text:p text:style-name="P10"><text:span text:style-name="Source_20_Text"><text:span text:style-name="T10"/></text:span></text:p>
      <text:p text:style-name="P12"><text:span text:style-name="Source_20_Text"><text:span text:style-name="T10"/></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4">Source : http://www.yolinux.c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FontAwesome" svg:font-family="FontAwesome" style:font-pitch="variable"/>
    <style:font-face style:name="KacstOffice" svg:font-family="KacstOffice" style:font-pitch="variable"/>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3:46:37.059702944</meta:creation-date>
    <dc:date>2017-12-01T01:06:29.107049264</dc:date>
    <meta:editing-duration>PT8M51S</meta:editing-duration>
    <meta:editing-cycles>2</meta:editing-cycles>
    <meta:generator>LibreOffice/5.4.1.2$Linux_X86_64 LibreOffice_project/40m0$Build-2</meta:generator>
    <meta:document-statistic meta:table-count="0" meta:image-count="0" meta:object-count="0" meta:page-count="2" meta:paragraph-count="27" meta:word-count="397" meta:character-count="2011" meta:non-whitespace-character-count="1623"/>
  </office:meta>
</office:document-meta>
</file>